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9"/>
          <table:table-cell table:style-name="Default" office:value-type="string" calcext:value-type="string">
            <text:p>Ref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410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(MeV)</text:p>
          </table:table-cell>
          <table:table-cell office:value-type="string" calcext:value-type="string">
            <text:p>137gCe</text:p>
          </table:table-cell>
          <table:table-cell office:value-type="string" calcext:value-type="string">
            <text:p>137mCe</text:p>
          </table:table-cell>
          <table:table-cell office:value-type="string" calcext:value-type="string">
            <text:p>E(eV)</text:p>
          </table:table-cell>
          <table:table-cell office:value-type="string" calcext:value-type="string">
            <text:p>137gCe</text:p>
          </table:table-cell>
          <table:table-cell office:value-type="string" calcext:value-type="string">
            <text:p>137mCe</text:p>
          </table:table-cell>
          <table:table-cell/>
          <table:table-cell table:formula="of:=[.J4]/1000000" office:value-type="float" office:value="8.5" calcext:value-type="float">
            <text:p>8.5</text:p>
          </table:table-cell>
          <table:table-cell office:value-type="string" calcext:value-type="string">
            <text:p>8.5e6</text:p>
          </table:table-cell>
          <table:table-cell office:value-type="float" office:value="0.0060676" calcext:value-type="float">
            <text:p>0.006067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*1000000" office:value-type="float" office:value="9000000" calcext:value-type="float">
            <text:p>9000000</text:p>
          </table:table-cell>
          <table:table-cell table:formula="of:=[.C5]/1000" office:value-type="float" office:value="0" calcext:value-type="float">
            <text:p>0</text:p>
          </table:table-cell>
          <table:table-cell table:formula="of:=[.D5]/1000" office:value-type="float" office:value="0" calcext:value-type="float">
            <text:p>0</text:p>
          </table:table-cell>
          <table:table-cell/>
          <table:table-cell table:formula="of:=[.J5]/1000000" office:value-type="float" office:value="9" calcext:value-type="float">
            <text:p>9</text:p>
          </table:table-cell>
          <table:table-cell office:value-type="string" calcext:value-type="string">
            <text:p>9e6</text:p>
          </table:table-cell>
          <table:table-cell office:value-type="float" office:value="0.0089915" calcext:value-type="float">
            <text:p>0.0089915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*1000000" office:value-type="float" office:value="9500000" calcext:value-type="float">
            <text:p>9500000</text:p>
          </table:table-cell>
          <table:table-cell table:formula="of:=[.C6]/1000" office:value-type="float" office:value="0" calcext:value-type="float">
            <text:p>0</text:p>
          </table:table-cell>
          <table:table-cell table:formula="of:=[.D6]/1000" office:value-type="float" office:value="0" calcext:value-type="float">
            <text:p>0</text:p>
          </table:table-cell>
          <table:table-cell/>
          <table:table-cell table:formula="of:=[.J6]/1000000" office:value-type="float" office:value="9.5" calcext:value-type="float">
            <text:p>9.5</text:p>
          </table:table-cell>
          <table:table-cell office:value-type="string" calcext:value-type="string">
            <text:p>9.5e6</text:p>
          </table:table-cell>
          <table:table-cell office:value-type="float" office:value="0.02071578" calcext:value-type="float">
            <text:p>0.020715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.8" calcext:value-type="float">
            <text:p>25.8</text:p>
          </table:table-cell>
          <table:table-cell office:value-type="float" office:value="0.000000000000638" calcext:value-type="float">
            <text:p>6.38E-13</text:p>
          </table:table-cell>
          <table:table-cell table:formula="of:=[.B7]*1000000" office:value-type="float" office:value="10000000" calcext:value-type="float">
            <text:p>10000000</text:p>
          </table:table-cell>
          <table:table-cell table:formula="of:=[.C7]/1000" office:value-type="float" office:value="0.0258" calcext:value-type="float">
            <text:p>0.0258</text:p>
          </table:table-cell>
          <table:table-cell table:formula="of:=[.D7]/1000" office:value-type="float" office:value="6.38E-016" calcext:value-type="float">
            <text:p>6.38E-16</text:p>
          </table:table-cell>
          <table:table-cell/>
          <table:table-cell table:formula="of:=[.J7]/1000000" office:value-type="float" office:value="10" calcext:value-type="float">
            <text:p>10</text:p>
          </table:table-cell>
          <table:table-cell office:value-type="string" calcext:value-type="string">
            <text:p>1e7</text:p>
          </table:table-cell>
          <table:table-cell office:value-type="float" office:value="0.02512793" calcext:value-type="float">
            <text:p>0.02512793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office:value-type="float" office:value="40.7" calcext:value-type="float">
            <text:p>40.7</text:p>
          </table:table-cell>
          <table:table-cell office:value-type="float" office:value="0.00772" calcext:value-type="float">
            <text:p>0.00772</text:p>
          </table:table-cell>
          <table:table-cell table:formula="of:=[.B8]*1000000" office:value-type="float" office:value="10500000" calcext:value-type="float">
            <text:p>10500000</text:p>
          </table:table-cell>
          <table:table-cell table:formula="of:=[.C8]/1000" office:value-type="float" office:value="0.0407" calcext:value-type="float">
            <text:p>0.0407</text:p>
          </table:table-cell>
          <table:table-cell table:formula="of:=[.D8]/1000" office:value-type="float" office:value="0.00000772" calcext:value-type="float">
            <text:p>7.72E-06</text:p>
          </table:table-cell>
          <table:table-cell/>
          <table:table-cell table:formula="of:=[.J8]/1000000" office:value-type="float" office:value="10.5" calcext:value-type="float">
            <text:p>10.5</text:p>
          </table:table-cell>
          <table:table-cell office:value-type="string" calcext:value-type="string">
            <text:p>1.05e7</text:p>
          </table:table-cell>
          <table:table-cell office:value-type="float" office:value="0.03407533" calcext:value-type="float">
            <text:p>0.034075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.9" calcext:value-type="float">
            <text:p>54.9</text:p>
          </table:table-cell>
          <table:table-cell office:value-type="float" office:value="0.0824" calcext:value-type="float">
            <text:p>0.0824</text:p>
          </table:table-cell>
          <table:table-cell table:formula="of:=[.B9]*1000000" office:value-type="float" office:value="11000000" calcext:value-type="float">
            <text:p>11000000</text:p>
          </table:table-cell>
          <table:table-cell table:formula="of:=[.C9]/1000" office:value-type="float" office:value="0.0549" calcext:value-type="float">
            <text:p>0.0549</text:p>
          </table:table-cell>
          <table:table-cell table:formula="of:=[.D9]/1000" office:value-type="float" office:value="0.0000824" calcext:value-type="float">
            <text:p>8.24E-05</text:p>
          </table:table-cell>
          <table:table-cell/>
          <table:table-cell table:formula="of:=[.J9]/1000000" office:value-type="float" office:value="11" calcext:value-type="float">
            <text:p>11</text:p>
          </table:table-cell>
          <table:table-cell office:value-type="string" calcext:value-type="string">
            <text:p>1.1e7</text:p>
          </table:table-cell>
          <table:table-cell office:value-type="float" office:value="0.04327037" calcext:value-type="float">
            <text:p>0.04327037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71.9" calcext:value-type="float">
            <text:p>71.9</text:p>
          </table:table-cell>
          <table:table-cell office:value-type="float" office:value="0.33" calcext:value-type="float">
            <text:p>0.33</text:p>
          </table:table-cell>
          <table:table-cell table:formula="of:=[.B10]*1000000" office:value-type="float" office:value="11500000" calcext:value-type="float">
            <text:p>11500000</text:p>
          </table:table-cell>
          <table:table-cell table:formula="of:=[.C10]/1000" office:value-type="float" office:value="0.0719" calcext:value-type="float">
            <text:p>0.0719</text:p>
          </table:table-cell>
          <table:table-cell table:formula="of:=[.D10]/1000" office:value-type="float" office:value="0.00033" calcext:value-type="float">
            <text:p>0.00033</text:p>
          </table:table-cell>
          <table:table-cell/>
          <table:table-cell table:formula="of:=[.J10]/1000000" office:value-type="float" office:value="11.5" calcext:value-type="float">
            <text:p>11.5</text:p>
          </table:table-cell>
          <table:table-cell office:value-type="string" calcext:value-type="string">
            <text:p>1.15e7</text:p>
          </table:table-cell>
          <table:table-cell office:value-type="float" office:value="0.05555411" calcext:value-type="float">
            <text:p>0.055554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5.2" calcext:value-type="float">
            <text:p>95.2</text:p>
          </table:table-cell>
          <table:table-cell office:value-type="float" office:value="0.789" calcext:value-type="float">
            <text:p>0.789</text:p>
          </table:table-cell>
          <table:table-cell table:formula="of:=[.B11]*1000000" office:value-type="float" office:value="12000000" calcext:value-type="float">
            <text:p>12000000</text:p>
          </table:table-cell>
          <table:table-cell table:formula="of:=[.C11]/1000" office:value-type="float" office:value="0.0952" calcext:value-type="float">
            <text:p>0.0952</text:p>
          </table:table-cell>
          <table:table-cell table:formula="of:=[.D11]/1000" office:value-type="float" office:value="0.000789" calcext:value-type="float">
            <text:p>0.000789</text:p>
          </table:table-cell>
          <table:table-cell/>
          <table:table-cell table:formula="of:=[.J11]/1000000" office:value-type="float" office:value="12" calcext:value-type="float">
            <text:p>12</text:p>
          </table:table-cell>
          <table:table-cell office:value-type="string" calcext:value-type="string">
            <text:p>1.2e7</text:p>
          </table:table-cell>
          <table:table-cell office:value-type="float" office:value="0.07100655" calcext:value-type="float">
            <text:p>0.07100655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125" calcext:value-type="float">
            <text:p>125</text:p>
          </table:table-cell>
          <table:table-cell office:value-type="float" office:value="1.7" calcext:value-type="float">
            <text:p>1.7</text:p>
          </table:table-cell>
          <table:table-cell table:formula="of:=[.B12]*1000000" office:value-type="float" office:value="12500000" calcext:value-type="float">
            <text:p>12500000</text:p>
          </table:table-cell>
          <table:table-cell table:formula="of:=[.C12]/1000" office:value-type="float" office:value="0.125" calcext:value-type="float">
            <text:p>0.125</text:p>
          </table:table-cell>
          <table:table-cell table:formula="of:=[.D12]/1000" office:value-type="float" office:value="0.0017" calcext:value-type="float">
            <text:p>0.0017</text:p>
          </table:table-cell>
          <table:table-cell/>
          <table:table-cell table:formula="of:=[.J12]/1000000" office:value-type="float" office:value="12.5" calcext:value-type="float">
            <text:p>12.5</text:p>
          </table:table-cell>
          <table:table-cell office:value-type="string" calcext:value-type="string">
            <text:p>1.25e7</text:p>
          </table:table-cell>
          <table:table-cell office:value-type="float" office:value="0.08380801" calcext:value-type="float">
            <text:p>0.0838080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3.56" calcext:value-type="float">
            <text:p>3.56</text:p>
          </table:table-cell>
          <table:table-cell table:formula="of:=[.B13]*1000000" office:value-type="float" office:value="13000000" calcext:value-type="float">
            <text:p>13000000</text:p>
          </table:table-cell>
          <table:table-cell table:formula="of:=[.C13]/1000" office:value-type="float" office:value="0.163" calcext:value-type="float">
            <text:p>0.163</text:p>
          </table:table-cell>
          <table:table-cell table:formula="of:=[.D13]/1000" office:value-type="float" office:value="0.00356" calcext:value-type="float">
            <text:p>0.00356</text:p>
          </table:table-cell>
          <table:table-cell/>
          <table:table-cell table:formula="of:=[.J13]/1000000" office:value-type="float" office:value="13" calcext:value-type="float">
            <text:p>13</text:p>
          </table:table-cell>
          <table:table-cell office:value-type="string" calcext:value-type="string">
            <text:p>1.3e7</text:p>
          </table:table-cell>
          <table:table-cell office:value-type="float" office:value="0.1047569" calcext:value-type="float">
            <text:p>0.1047569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208" calcext:value-type="float">
            <text:p>208</text:p>
          </table:table-cell>
          <table:table-cell office:value-type="float" office:value="6.75" calcext:value-type="float">
            <text:p>6.75</text:p>
          </table:table-cell>
          <table:table-cell table:formula="of:=[.B14]*1000000" office:value-type="float" office:value="13500000" calcext:value-type="float">
            <text:p>13500000</text:p>
          </table:table-cell>
          <table:table-cell table:formula="of:=[.C14]/1000" office:value-type="float" office:value="0.208" calcext:value-type="float">
            <text:p>0.208</text:p>
          </table:table-cell>
          <table:table-cell table:formula="of:=[.D14]/1000" office:value-type="float" office:value="0.00675" calcext:value-type="float">
            <text:p>0.00675</text:p>
          </table:table-cell>
          <table:table-cell/>
          <table:table-cell table:formula="of:=[.J14]/1000000" office:value-type="float" office:value="13.5" calcext:value-type="float">
            <text:p>13.5</text:p>
          </table:table-cell>
          <table:table-cell office:value-type="string" calcext:value-type="string">
            <text:p>1.35e7</text:p>
          </table:table-cell>
          <table:table-cell office:value-type="float" office:value="0.1372402" calcext:value-type="float">
            <text:p>0.137240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1.3" calcext:value-type="float">
            <text:p>11.3</text:p>
          </table:table-cell>
          <table:table-cell table:formula="of:=[.B15]*1000000" office:value-type="float" office:value="14000000" calcext:value-type="float">
            <text:p>14000000</text:p>
          </table:table-cell>
          <table:table-cell table:formula="of:=[.C15]/1000" office:value-type="float" office:value="0.255" calcext:value-type="float">
            <text:p>0.255</text:p>
          </table:table-cell>
          <table:table-cell table:formula="of:=[.D15]/1000" office:value-type="float" office:value="0.0113" calcext:value-type="float">
            <text:p>0.0113</text:p>
          </table:table-cell>
          <table:table-cell/>
          <table:table-cell table:formula="of:=[.J15]/1000000" office:value-type="float" office:value="14" calcext:value-type="float">
            <text:p>14</text:p>
          </table:table-cell>
          <table:table-cell office:value-type="string" calcext:value-type="string">
            <text:p>1.4e7</text:p>
          </table:table-cell>
          <table:table-cell office:value-type="float" office:value="0.1717931" calcext:value-type="float">
            <text:p>0.1717931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office:value-type="float" office:value="294" calcext:value-type="float">
            <text:p>294</text:p>
          </table:table-cell>
          <table:table-cell office:value-type="float" office:value="16.7" calcext:value-type="float">
            <text:p>16.7</text:p>
          </table:table-cell>
          <table:table-cell table:formula="of:=[.B16]*1000000" office:value-type="float" office:value="14500000" calcext:value-type="float">
            <text:p>14500000</text:p>
          </table:table-cell>
          <table:table-cell table:formula="of:=[.C16]/1000" office:value-type="float" office:value="0.294" calcext:value-type="float">
            <text:p>0.294</text:p>
          </table:table-cell>
          <table:table-cell table:formula="of:=[.D16]/1000" office:value-type="float" office:value="0.0167" calcext:value-type="float">
            <text:p>0.0167</text:p>
          </table:table-cell>
          <table:table-cell/>
          <table:table-cell table:formula="of:=[.J16]/1000000" office:value-type="float" office:value="14.5" calcext:value-type="float">
            <text:p>14.5</text:p>
          </table:table-cell>
          <table:table-cell office:value-type="string" calcext:value-type="string">
            <text:p>1.45e7</text:p>
          </table:table-cell>
          <table:table-cell office:value-type="float" office:value="0.2018096" calcext:value-type="float">
            <text:p>0.201809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11" calcext:value-type="float">
            <text:p>311</text:p>
          </table:table-cell>
          <table:table-cell office:value-type="float" office:value="21.7" calcext:value-type="float">
            <text:p>21.7</text:p>
          </table:table-cell>
          <table:table-cell table:formula="of:=[.B17]*1000000" office:value-type="float" office:value="15000000" calcext:value-type="float">
            <text:p>15000000</text:p>
          </table:table-cell>
          <table:table-cell table:formula="of:=[.C17]/1000" office:value-type="float" office:value="0.311" calcext:value-type="float">
            <text:p>0.311</text:p>
          </table:table-cell>
          <table:table-cell table:formula="of:=[.D17]/1000" office:value-type="float" office:value="0.0217" calcext:value-type="float">
            <text:p>0.0217</text:p>
          </table:table-cell>
          <table:table-cell/>
          <table:table-cell table:formula="of:=[.J17]/1000000" office:value-type="float" office:value="15" calcext:value-type="float">
            <text:p>15</text:p>
          </table:table-cell>
          <table:table-cell office:value-type="string" calcext:value-type="string">
            <text:p>1.5e7</text:p>
          </table:table-cell>
          <table:table-cell office:value-type="float" office:value="0.2204935" calcext:value-type="float">
            <text:p>0.2204935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office:value-type="float" office:value="300" calcext:value-type="float">
            <text:p>300</text:p>
          </table:table-cell>
          <table:table-cell office:value-type="float" office:value="24.8" calcext:value-type="float">
            <text:p>24.8</text:p>
          </table:table-cell>
          <table:table-cell table:formula="of:=[.B18]*1000000" office:value-type="float" office:value="15500000" calcext:value-type="float">
            <text:p>15500000</text:p>
          </table:table-cell>
          <table:table-cell table:formula="of:=[.C18]/1000" office:value-type="float" office:value="0.3" calcext:value-type="float">
            <text:p>0.3</text:p>
          </table:table-cell>
          <table:table-cell table:formula="of:=[.D18]/1000" office:value-type="float" office:value="0.0248" calcext:value-type="float">
            <text:p>0.0248</text:p>
          </table:table-cell>
          <table:table-cell/>
          <table:table-cell table:formula="of:=[.J18]/1000000" office:value-type="float" office:value="15.5" calcext:value-type="float">
            <text:p>15.5</text:p>
          </table:table-cell>
          <table:table-cell office:value-type="string" calcext:value-type="string">
            <text:p>1.55e7</text:p>
          </table:table-cell>
          <table:table-cell office:value-type="float" office:value="0.2257557" calcext:value-type="float">
            <text:p>0.225755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67" calcext:value-type="float">
            <text:p>267</text:p>
          </table:table-cell>
          <table:table-cell office:value-type="float" office:value="25.6" calcext:value-type="float">
            <text:p>25.6</text:p>
          </table:table-cell>
          <table:table-cell table:formula="of:=[.B19]*1000000" office:value-type="float" office:value="16000000" calcext:value-type="float">
            <text:p>16000000</text:p>
          </table:table-cell>
          <table:table-cell table:formula="of:=[.C19]/1000" office:value-type="float" office:value="0.267" calcext:value-type="float">
            <text:p>0.267</text:p>
          </table:table-cell>
          <table:table-cell table:formula="of:=[.D19]/1000" office:value-type="float" office:value="0.0256" calcext:value-type="float">
            <text:p>0.0256</text:p>
          </table:table-cell>
          <table:table-cell/>
          <table:table-cell table:formula="of:=[.J19]/1000000" office:value-type="float" office:value="16" calcext:value-type="float">
            <text:p>16</text:p>
          </table:table-cell>
          <table:table-cell office:value-type="string" calcext:value-type="string">
            <text:p>1.6e7</text:p>
          </table:table-cell>
          <table:table-cell office:value-type="float" office:value="0.2216033" calcext:value-type="float">
            <text:p>0.2216033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office:value-type="float" office:value="227" calcext:value-type="float">
            <text:p>227</text:p>
          </table:table-cell>
          <table:table-cell office:value-type="float" office:value="24.8" calcext:value-type="float">
            <text:p>24.8</text:p>
          </table:table-cell>
          <table:table-cell table:formula="of:=[.B20]*1000000" office:value-type="float" office:value="16500000" calcext:value-type="float">
            <text:p>16500000</text:p>
          </table:table-cell>
          <table:table-cell table:formula="of:=[.C20]/1000" office:value-type="float" office:value="0.227" calcext:value-type="float">
            <text:p>0.227</text:p>
          </table:table-cell>
          <table:table-cell table:formula="of:=[.D20]/1000" office:value-type="float" office:value="0.0248" calcext:value-type="float">
            <text:p>0.0248</text:p>
          </table:table-cell>
          <table:table-cell/>
          <table:table-cell table:formula="of:=[.J20]/1000000" office:value-type="float" office:value="16.5" calcext:value-type="float">
            <text:p>16.5</text:p>
          </table:table-cell>
          <table:table-cell office:value-type="string" calcext:value-type="string">
            <text:p>1.65e7</text:p>
          </table:table-cell>
          <table:table-cell office:value-type="float" office:value="0.2135932" calcext:value-type="float">
            <text:p>0.213593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float" office:value="23" calcext:value-type="float">
            <text:p>23</text:p>
          </table:table-cell>
          <table:table-cell table:formula="of:=[.B21]*1000000" office:value-type="float" office:value="17000000" calcext:value-type="float">
            <text:p>17000000</text:p>
          </table:table-cell>
          <table:table-cell table:formula="of:=[.C21]/1000" office:value-type="float" office:value="0.188" calcext:value-type="float">
            <text:p>0.188</text:p>
          </table:table-cell>
          <table:table-cell table:formula="of:=[.D21]/1000" office:value-type="float" office:value="0.023" calcext:value-type="float">
            <text:p>0.023</text:p>
          </table:table-cell>
          <table:table-cell/>
          <table:table-cell table:formula="of:=[.J21]/1000000" office:value-type="float" office:value="17" calcext:value-type="float">
            <text:p>17</text:p>
          </table:table-cell>
          <table:table-cell office:value-type="string" calcext:value-type="string">
            <text:p>1.7e7</text:p>
          </table:table-cell>
          <table:table-cell office:value-type="float" office:value="0.2014849" calcext:value-type="float">
            <text:p>0.2014849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office:value-type="float" office:value="147" calcext:value-type="float">
            <text:p>147</text:p>
          </table:table-cell>
          <table:table-cell office:value-type="float" office:value="20.9" calcext:value-type="float">
            <text:p>20.9</text:p>
          </table:table-cell>
          <table:table-cell table:formula="of:=[.B22]*1000000" office:value-type="float" office:value="17500000" calcext:value-type="float">
            <text:p>17500000</text:p>
          </table:table-cell>
          <table:table-cell table:formula="of:=[.C22]/1000" office:value-type="float" office:value="0.147" calcext:value-type="float">
            <text:p>0.147</text:p>
          </table:table-cell>
          <table:table-cell table:formula="of:=[.D22]/1000" office:value-type="float" office:value="0.0209" calcext:value-type="float">
            <text:p>0.0209</text:p>
          </table:table-cell>
          <table:table-cell/>
          <table:table-cell table:formula="of:=[.J22]/1000000" office:value-type="float" office:value="17.5" calcext:value-type="float">
            <text:p>17.5</text:p>
          </table:table-cell>
          <table:table-cell office:value-type="string" calcext:value-type="string">
            <text:p>1.75e7</text:p>
          </table:table-cell>
          <table:table-cell office:value-type="float" office:value="0.1813392" calcext:value-type="float">
            <text:p>0.181339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18.5" calcext:value-type="float">
            <text:p>18.5</text:p>
          </table:table-cell>
          <table:table-cell table:formula="of:=[.B23]*1000000" office:value-type="float" office:value="18000000" calcext:value-type="float">
            <text:p>18000000</text:p>
          </table:table-cell>
          <table:table-cell table:formula="of:=[.C23]/1000" office:value-type="float" office:value="0.108" calcext:value-type="float">
            <text:p>0.108</text:p>
          </table:table-cell>
          <table:table-cell table:formula="of:=[.D23]/1000" office:value-type="float" office:value="0.0185" calcext:value-type="float">
            <text:p>0.0185</text:p>
          </table:table-cell>
          <table:table-cell/>
          <table:table-cell table:formula="of:=[.J23]/1000000" office:value-type="float" office:value="18" calcext:value-type="float">
            <text:p>18</text:p>
          </table:table-cell>
          <table:table-cell office:value-type="string" calcext:value-type="string">
            <text:p>1.8e7</text:p>
          </table:table-cell>
          <table:table-cell office:value-type="float" office:value="0.1577936" calcext:value-type="float">
            <text:p>0.1577936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office:value-type="float" office:value="75.3" calcext:value-type="float">
            <text:p>75.3</text:p>
          </table:table-cell>
          <table:table-cell office:value-type="float" office:value="15.9" calcext:value-type="float">
            <text:p>15.9</text:p>
          </table:table-cell>
          <table:table-cell table:formula="of:=[.B24]*1000000" office:value-type="float" office:value="18500000" calcext:value-type="float">
            <text:p>18500000</text:p>
          </table:table-cell>
          <table:table-cell table:formula="of:=[.C24]/1000" office:value-type="float" office:value="0.0753" calcext:value-type="float">
            <text:p>0.0753</text:p>
          </table:table-cell>
          <table:table-cell table:formula="of:=[.D24]/1000" office:value-type="float" office:value="0.0159" calcext:value-type="float">
            <text:p>0.0159</text:p>
          </table:table-cell>
          <table:table-cell/>
          <table:table-cell table:formula="of:=[.J24]/1000000" office:value-type="float" office:value="18.5" calcext:value-type="float">
            <text:p>18.5</text:p>
          </table:table-cell>
          <table:table-cell office:value-type="string" calcext:value-type="string">
            <text:p>1.85e7</text:p>
          </table:table-cell>
          <table:table-cell office:value-type="float" office:value="0.1370256" calcext:value-type="float">
            <text:p>0.13702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2.1" calcext:value-type="float">
            <text:p>52.1</text:p>
          </table:table-cell>
          <table:table-cell office:value-type="float" office:value="13.2" calcext:value-type="float">
            <text:p>13.2</text:p>
          </table:table-cell>
          <table:table-cell table:formula="of:=[.B25]*1000000" office:value-type="float" office:value="19000000" calcext:value-type="float">
            <text:p>19000000</text:p>
          </table:table-cell>
          <table:table-cell table:formula="of:=[.C25]/1000" office:value-type="float" office:value="0.0521" calcext:value-type="float">
            <text:p>0.0521</text:p>
          </table:table-cell>
          <table:table-cell table:formula="of:=[.D25]/1000" office:value-type="float" office:value="0.0132" calcext:value-type="float">
            <text:p>0.0132</text:p>
          </table:table-cell>
          <table:table-cell/>
          <table:table-cell table:formula="of:=[.J25]/1000000" office:value-type="float" office:value="19" calcext:value-type="float">
            <text:p>19</text:p>
          </table:table-cell>
          <table:table-cell office:value-type="string" calcext:value-type="string">
            <text:p>1.9e7</text:p>
          </table:table-cell>
          <table:table-cell office:value-type="float" office:value="0.120365" calcext:value-type="float">
            <text:p>0.120365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office:value-type="float" office:value="36.7" calcext:value-type="float">
            <text:p>36.7</text:p>
          </table:table-cell>
          <table:table-cell office:value-type="float" office:value="11" calcext:value-type="float">
            <text:p>11</text:p>
          </table:table-cell>
          <table:table-cell table:formula="of:=[.B26]*1000000" office:value-type="float" office:value="19500000" calcext:value-type="float">
            <text:p>19500000</text:p>
          </table:table-cell>
          <table:table-cell table:formula="of:=[.C26]/1000" office:value-type="float" office:value="0.0367" calcext:value-type="float">
            <text:p>0.0367</text:p>
          </table:table-cell>
          <table:table-cell table:formula="of:=[.D26]/1000" office:value-type="float" office:value="0.011" calcext:value-type="float">
            <text:p>0.011</text:p>
          </table:table-cell>
          <table:table-cell/>
          <table:table-cell table:formula="of:=[.J26]/1000000" office:value-type="float" office:value="19.5" calcext:value-type="float">
            <text:p>19.5</text:p>
          </table:table-cell>
          <table:table-cell office:value-type="string" calcext:value-type="string">
            <text:p>1.95e7</text:p>
          </table:table-cell>
          <table:table-cell office:value-type="float" office:value="0.1071122" calcext:value-type="float">
            <text:p>0.10711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6.9" calcext:value-type="float">
            <text:p>26.9</text:p>
          </table:table-cell>
          <table:table-cell office:value-type="float" office:value="9.26" calcext:value-type="float">
            <text:p>9.26</text:p>
          </table:table-cell>
          <table:table-cell table:formula="of:=[.B27]*1000000" office:value-type="float" office:value="20000000" calcext:value-type="float">
            <text:p>20000000</text:p>
          </table:table-cell>
          <table:table-cell table:formula="of:=[.C27]/1000" office:value-type="float" office:value="0.0269" calcext:value-type="float">
            <text:p>0.0269</text:p>
          </table:table-cell>
          <table:table-cell table:formula="of:=[.D27]/1000" office:value-type="float" office:value="0.00926" calcext:value-type="float">
            <text:p>0.00926</text:p>
          </table:table-cell>
          <table:table-cell/>
          <table:table-cell table:formula="of:=[.J27]/1000000" office:value-type="float" office:value="20" calcext:value-type="float">
            <text:p>20</text:p>
          </table:table-cell>
          <table:table-cell office:value-type="string" calcext:value-type="string">
            <text:p>2e7</text:p>
          </table:table-cell>
          <table:table-cell office:value-type="float" office:value="0.09643469" calcext:value-type="float">
            <text:p>0.09643469</text:p>
          </table:table-cell>
        </table:table-row>
        <table:table-row table:style-name="ro1">
          <table:table-cell/>
          <table:table-cell office:value-type="float" office:value="20.5" calcext:value-type="float">
            <text:p>20.5</text:p>
          </table:table-cell>
          <table:table-cell office:value-type="float" office:value="20.6" calcext:value-type="float">
            <text:p>20.6</text:p>
          </table:table-cell>
          <table:table-cell office:value-type="float" office:value="7.96" calcext:value-type="float">
            <text:p>7.96</text:p>
          </table:table-cell>
          <table:table-cell table:formula="of:=[.B28]*1000000" office:value-type="float" office:value="20500000" calcext:value-type="float">
            <text:p>20500000</text:p>
          </table:table-cell>
          <table:table-cell table:formula="of:=[.C28]/1000" office:value-type="float" office:value="0.0206" calcext:value-type="float">
            <text:p>0.0206</text:p>
          </table:table-cell>
          <table:table-cell table:formula="of:=[.D28]/1000" office:value-type="float" office:value="0.00796" calcext:value-type="float">
            <text:p>0.00796</text:p>
          </table:table-cell>
          <table:table-cell/>
          <table:table-cell table:formula="of:=[.J28]/1000000" office:value-type="float" office:value="21" calcext:value-type="float">
            <text:p>21</text:p>
          </table:table-cell>
          <table:table-cell office:value-type="string" calcext:value-type="string">
            <text:p>2.1e7</text:p>
          </table:table-cell>
          <table:table-cell office:value-type="float" office:value="0.08040624" calcext:value-type="float">
            <text:p>0.080406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.1" calcext:value-type="float">
            <text:p>16.1</text:p>
          </table:table-cell>
          <table:table-cell office:value-type="float" office:value="6.87" calcext:value-type="float">
            <text:p>6.87</text:p>
          </table:table-cell>
          <table:table-cell table:formula="of:=[.B29]*1000000" office:value-type="float" office:value="21000000" calcext:value-type="float">
            <text:p>21000000</text:p>
          </table:table-cell>
          <table:table-cell table:formula="of:=[.C29]/1000" office:value-type="float" office:value="0.0161" calcext:value-type="float">
            <text:p>0.0161</text:p>
          </table:table-cell>
          <table:table-cell table:formula="of:=[.D29]/1000" office:value-type="float" office:value="0.00687" calcext:value-type="float">
            <text:p>0.00687</text:p>
          </table:table-cell>
          <table:table-cell/>
          <table:table-cell table:formula="of:=[.J29]/1000000" office:value-type="float" office:value="22" calcext:value-type="float">
            <text:p>22</text:p>
          </table:table-cell>
          <table:table-cell office:value-type="string" calcext:value-type="string">
            <text:p>2.2e7</text:p>
          </table:table-cell>
          <table:table-cell office:value-type="float" office:value="0.06902284" calcext:value-type="float">
            <text:p>0.06902284</text:p>
          </table:table-cell>
        </table:table-row>
        <table:table-row table:style-name="ro1">
          <table:table-cell/>
          <table:table-cell office:value-type="float" office:value="21.5" calcext:value-type="float">
            <text:p>21.5</text:p>
          </table:table-cell>
          <table:table-cell office:value-type="float" office:value="12.3" calcext:value-type="float">
            <text:p>12.3</text:p>
          </table:table-cell>
          <table:table-cell office:value-type="float" office:value="5.88" calcext:value-type="float">
            <text:p>5.88</text:p>
          </table:table-cell>
          <table:table-cell table:formula="of:=[.B30]*1000000" office:value-type="float" office:value="21500000" calcext:value-type="float">
            <text:p>21500000</text:p>
          </table:table-cell>
          <table:table-cell table:formula="of:=[.C30]/1000" office:value-type="float" office:value="0.0123" calcext:value-type="float">
            <text:p>0.0123</text:p>
          </table:table-cell>
          <table:table-cell table:formula="of:=[.D30]/1000" office:value-type="float" office:value="0.00588" calcext:value-type="float">
            <text:p>0.00588</text:p>
          </table:table-cell>
          <table:table-cell/>
          <table:table-cell table:formula="of:=[.J30]/1000000" office:value-type="float" office:value="23" calcext:value-type="float">
            <text:p>23</text:p>
          </table:table-cell>
          <table:table-cell office:value-type="string" calcext:value-type="string">
            <text:p>2.3e7</text:p>
          </table:table-cell>
          <table:table-cell office:value-type="float" office:value="0.06056575" calcext:value-type="float">
            <text:p>0.0605657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.49" calcext:value-type="float">
            <text:p>9.49</text:p>
          </table:table-cell>
          <table:table-cell office:value-type="float" office:value="4.97" calcext:value-type="float">
            <text:p>4.97</text:p>
          </table:table-cell>
          <table:table-cell table:formula="of:=[.B31]*1000000" office:value-type="float" office:value="22000000" calcext:value-type="float">
            <text:p>22000000</text:p>
          </table:table-cell>
          <table:table-cell table:formula="of:=[.C31]/1000" office:value-type="float" office:value="0.00949" calcext:value-type="float">
            <text:p>0.00949</text:p>
          </table:table-cell>
          <table:table-cell table:formula="of:=[.D31]/1000" office:value-type="float" office:value="0.00497" calcext:value-type="float">
            <text:p>0.00497</text:p>
          </table:table-cell>
          <table:table-cell/>
          <table:table-cell table:formula="of:=[.J31]/1000000" office:value-type="float" office:value="24" calcext:value-type="float">
            <text:p>24</text:p>
          </table:table-cell>
          <table:table-cell office:value-type="string" calcext:value-type="string">
            <text:p>2.4e7</text:p>
          </table:table-cell>
          <table:table-cell office:value-type="float" office:value="0.05405565" calcext:value-type="float">
            <text:p>0.05405565</text:p>
          </table:table-cell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float" office:value="7.27" calcext:value-type="float">
            <text:p>7.27</text:p>
          </table:table-cell>
          <table:table-cell office:value-type="float" office:value="4.24" calcext:value-type="float">
            <text:p>4.24</text:p>
          </table:table-cell>
          <table:table-cell table:formula="of:=[.B32]*1000000" office:value-type="float" office:value="22500000" calcext:value-type="float">
            <text:p>22500000</text:p>
          </table:table-cell>
          <table:table-cell table:formula="of:=[.C32]/1000" office:value-type="float" office:value="0.00727" calcext:value-type="float">
            <text:p>0.00727</text:p>
          </table:table-cell>
          <table:table-cell table:formula="of:=[.D32]/1000" office:value-type="float" office:value="0.00424" calcext:value-type="float">
            <text:p>0.00424</text:p>
          </table:table-cell>
          <table:table-cell/>
          <table:table-cell table:formula="of:=[.J32]/1000000" office:value-type="float" office:value="25" calcext:value-type="float">
            <text:p>25</text:p>
          </table:table-cell>
          <table:table-cell office:value-type="string" calcext:value-type="string">
            <text:p>2.5e7</text:p>
          </table:table-cell>
          <table:table-cell office:value-type="float" office:value="0.04889794" calcext:value-type="float">
            <text:p>0.0488979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.62" calcext:value-type="float">
            <text:p>5.62</text:p>
          </table:table-cell>
          <table:table-cell office:value-type="float" office:value="3.67" calcext:value-type="float">
            <text:p>3.67</text:p>
          </table:table-cell>
          <table:table-cell table:formula="of:=[.B33]*1000000" office:value-type="float" office:value="23000000" calcext:value-type="float">
            <text:p>23000000</text:p>
          </table:table-cell>
          <table:table-cell table:formula="of:=[.C33]/1000" office:value-type="float" office:value="0.00562" calcext:value-type="float">
            <text:p>0.00562</text:p>
          </table:table-cell>
          <table:table-cell table:formula="of:=[.D33]/1000" office:value-type="float" office:value="0.00367" calcext:value-type="float">
            <text:p>0.00367</text:p>
          </table:table-cell>
          <table:table-cell/>
          <table:table-cell table:formula="of:=[.J33]/1000000" office:value-type="float" office:value="26" calcext:value-type="float">
            <text:p>26</text:p>
          </table:table-cell>
          <table:table-cell office:value-type="string" calcext:value-type="string">
            <text:p>2.6e7</text:p>
          </table:table-cell>
          <table:table-cell office:value-type="float" office:value="0.04471183" calcext:value-type="float">
            <text:p>0.04471183</text:p>
          </table:table-cell>
        </table:table-row>
        <table:table-row table:style-name="ro1">
          <table:table-cell/>
          <table:table-cell office:value-type="float" office:value="23.5" calcext:value-type="float">
            <text:p>23.5</text:p>
          </table:table-cell>
          <table:table-cell office:value-type="float" office:value="4.4" calcext:value-type="float">
            <text:p>4.4</text:p>
          </table:table-cell>
          <table:table-cell office:value-type="float" office:value="3.18" calcext:value-type="float">
            <text:p>3.18</text:p>
          </table:table-cell>
          <table:table-cell table:formula="of:=[.B34]*1000000" office:value-type="float" office:value="23500000" calcext:value-type="float">
            <text:p>23500000</text:p>
          </table:table-cell>
          <table:table-cell table:formula="of:=[.C34]/1000" office:value-type="float" office:value="0.0044" calcext:value-type="float">
            <text:p>0.0044</text:p>
          </table:table-cell>
          <table:table-cell table:formula="of:=[.D34]/1000" office:value-type="float" office:value="0.00318" calcext:value-type="float">
            <text:p>0.00318</text:p>
          </table:table-cell>
          <table:table-cell/>
          <table:table-cell table:formula="of:=[.J34]/1000000" office:value-type="float" office:value="27" calcext:value-type="float">
            <text:p>27</text:p>
          </table:table-cell>
          <table:table-cell office:value-type="string" calcext:value-type="string">
            <text:p>2.7e7</text:p>
          </table:table-cell>
          <table:table-cell office:value-type="float" office:value="0.04124248" calcext:value-type="float">
            <text:p>0.0412424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.52" calcext:value-type="float">
            <text:p>3.52</text:p>
          </table:table-cell>
          <table:table-cell office:value-type="float" office:value="2.78" calcext:value-type="float">
            <text:p>2.78</text:p>
          </table:table-cell>
          <table:table-cell table:formula="of:=[.B35]*1000000" office:value-type="float" office:value="24000000" calcext:value-type="float">
            <text:p>24000000</text:p>
          </table:table-cell>
          <table:table-cell table:formula="of:=[.C35]/1000" office:value-type="float" office:value="0.00352" calcext:value-type="float">
            <text:p>0.00352</text:p>
          </table:table-cell>
          <table:table-cell table:formula="of:=[.D35]/1000" office:value-type="float" office:value="0.00278" calcext:value-type="float">
            <text:p>0.00278</text:p>
          </table:table-cell>
          <table:table-cell/>
          <table:table-cell table:formula="of:=[.J35]/1000000" office:value-type="float" office:value="28" calcext:value-type="float">
            <text:p>28</text:p>
          </table:table-cell>
          <table:table-cell office:value-type="string" calcext:value-type="string">
            <text:p>2.8e7</text:p>
          </table:table-cell>
          <table:table-cell office:value-type="float" office:value="0.03831796" calcext:value-type="float">
            <text:p>0.03831796</text:p>
          </table:table-cell>
        </table:table-row>
        <table:table-row table:style-name="ro1">
          <table:table-cell/>
          <table:table-cell office:value-type="float" office:value="24.5" calcext:value-type="float">
            <text:p>24.5</text:p>
          </table:table-cell>
          <table:table-cell office:value-type="float" office:value="2.84" calcext:value-type="float">
            <text:p>2.84</text:p>
          </table:table-cell>
          <table:table-cell office:value-type="float" office:value="2.47" calcext:value-type="float">
            <text:p>2.47</text:p>
          </table:table-cell>
          <table:table-cell table:formula="of:=[.B36]*1000000" office:value-type="float" office:value="24500000" calcext:value-type="float">
            <text:p>24500000</text:p>
          </table:table-cell>
          <table:table-cell table:formula="of:=[.C36]/1000" office:value-type="float" office:value="0.00284" calcext:value-type="float">
            <text:p>0.00284</text:p>
          </table:table-cell>
          <table:table-cell table:formula="of:=[.D36]/1000" office:value-type="float" office:value="0.00247" calcext:value-type="float">
            <text:p>0.00247</text:p>
          </table:table-cell>
          <table:table-cell/>
          <table:table-cell table:formula="of:=[.J36]/1000000" office:value-type="float" office:value="29" calcext:value-type="float">
            <text:p>29</text:p>
          </table:table-cell>
          <table:table-cell office:value-type="string" calcext:value-type="string">
            <text:p>2.9e7</text:p>
          </table:table-cell>
          <table:table-cell office:value-type="float" office:value="0.03581431" calcext:value-type="float">
            <text:p>0.035814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36" calcext:value-type="float">
            <text:p>2.36</text:p>
          </table:table-cell>
          <table:table-cell office:value-type="float" office:value="2.19" calcext:value-type="float">
            <text:p>2.19</text:p>
          </table:table-cell>
          <table:table-cell table:formula="of:=[.B37]*1000000" office:value-type="float" office:value="25000000" calcext:value-type="float">
            <text:p>25000000</text:p>
          </table:table-cell>
          <table:table-cell table:formula="of:=[.C37]/1000" office:value-type="float" office:value="0.00236" calcext:value-type="float">
            <text:p>0.00236</text:p>
          </table:table-cell>
          <table:table-cell table:formula="of:=[.D37]/1000" office:value-type="float" office:value="0.00219" calcext:value-type="float">
            <text:p>0.00219</text:p>
          </table:table-cell>
          <table:table-cell/>
          <table:table-cell table:formula="of:=[.J37]/1000000" office:value-type="float" office:value="30" calcext:value-type="float">
            <text:p>30</text:p>
          </table:table-cell>
          <table:table-cell office:value-type="string" calcext:value-type="string">
            <text:p>3e7</text:p>
          </table:table-cell>
          <table:table-cell office:value-type="float" office:value="0.03364259" calcext:value-type="float">
            <text:p>0.03364259</text:p>
          </table:table-cell>
        </table:table-row>
        <table:table-row table:style-name="ro1">
          <table:table-cell/>
          <table:table-cell office:value-type="float" office:value="25.5" calcext:value-type="float">
            <text:p>25.5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table:formula="of:=[.B38]*1000000" office:value-type="float" office:value="25500000" calcext:value-type="float">
            <text:p>25500000</text:p>
          </table:table-cell>
          <table:table-cell table:formula="of:=[.C38]/1000" office:value-type="float" office:value="0.00198" calcext:value-type="float">
            <text:p>0.00198</text:p>
          </table:table-cell>
          <table:table-cell table:formula="of:=[.D38]/1000" office:value-type="float" office:value="0.00197" calcext:value-type="float">
            <text:p>0.00197</text:p>
          </table:table-cell>
          <table:table-cell/>
          <table:table-cell table:formula="of:=[.J38]/1000000" office:value-type="float" office:value="31" calcext:value-type="float">
            <text:p>31</text:p>
          </table:table-cell>
          <table:table-cell office:value-type="string" calcext:value-type="string">
            <text:p>3.1e7</text:p>
          </table:table-cell>
          <table:table-cell office:value-type="float" office:value="0.03173581" calcext:value-type="float">
            <text:p>0.0317358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table:formula="of:=[.B39]*1000000" office:value-type="float" office:value="26000000" calcext:value-type="float">
            <text:p>26000000</text:p>
          </table:table-cell>
          <table:table-cell table:formula="of:=[.C39]/1000" office:value-type="float" office:value="0.0017" calcext:value-type="float">
            <text:p>0.0017</text:p>
          </table:table-cell>
          <table:table-cell table:formula="of:=[.D39]/1000" office:value-type="float" office:value="0.0018" calcext:value-type="float">
            <text:p>0.0018</text:p>
          </table:table-cell>
          <table:table-cell/>
          <table:table-cell table:formula="of:=[.J39]/1000000" office:value-type="float" office:value="32" calcext:value-type="float">
            <text:p>32</text:p>
          </table:table-cell>
          <table:table-cell office:value-type="string" calcext:value-type="string">
            <text:p>3.2e7</text:p>
          </table:table-cell>
          <table:table-cell office:value-type="float" office:value="0.03004699" calcext:value-type="float">
            <text:p>0.03004699</text:p>
          </table:table-cell>
        </table:table-row>
        <table:table-row table:style-name="ro1">
          <table:table-cell/>
          <table:table-cell office:value-type="float" office:value="26.5" calcext:value-type="float">
            <text:p>26.5</text:p>
          </table:table-cell>
          <table:table-cell office:value-type="float" office:value="1.49" calcext:value-type="float">
            <text:p>1.49</text:p>
          </table:table-cell>
          <table:table-cell office:value-type="float" office:value="1.66" calcext:value-type="float">
            <text:p>1.66</text:p>
          </table:table-cell>
          <table:table-cell table:formula="of:=[.B40]*1000000" office:value-type="float" office:value="26500000" calcext:value-type="float">
            <text:p>26500000</text:p>
          </table:table-cell>
          <table:table-cell table:formula="of:=[.C40]/1000" office:value-type="float" office:value="0.00149" calcext:value-type="float">
            <text:p>0.00149</text:p>
          </table:table-cell>
          <table:table-cell table:formula="of:=[.D40]/1000" office:value-type="float" office:value="0.00166" calcext:value-type="float">
            <text:p>0.00166</text:p>
          </table:table-cell>
          <table:table-cell/>
          <table:table-cell table:formula="of:=[.J40]/1000000" office:value-type="float" office:value="33" calcext:value-type="float">
            <text:p>33</text:p>
          </table:table-cell>
          <table:table-cell office:value-type="string" calcext:value-type="string">
            <text:p>3.3e7</text:p>
          </table:table-cell>
          <table:table-cell office:value-type="float" office:value="0.02853613" calcext:value-type="float">
            <text:p>0.0285361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.31" calcext:value-type="float">
            <text:p>1.31</text:p>
          </table:table-cell>
          <table:table-cell office:value-type="float" office:value="1.52" calcext:value-type="float">
            <text:p>1.52</text:p>
          </table:table-cell>
          <table:table-cell table:formula="of:=[.B41]*1000000" office:value-type="float" office:value="27000000" calcext:value-type="float">
            <text:p>27000000</text:p>
          </table:table-cell>
          <table:table-cell table:formula="of:=[.C41]/1000" office:value-type="float" office:value="0.00131" calcext:value-type="float">
            <text:p>0.00131</text:p>
          </table:table-cell>
          <table:table-cell table:formula="of:=[.D41]/1000" office:value-type="float" office:value="0.00152" calcext:value-type="float">
            <text:p>0.00152</text:p>
          </table:table-cell>
          <table:table-cell/>
          <table:table-cell table:formula="of:=[.J41]/1000000" office:value-type="float" office:value="34" calcext:value-type="float">
            <text:p>34</text:p>
          </table:table-cell>
          <table:table-cell office:value-type="string" calcext:value-type="string">
            <text:p>3.4e7</text:p>
          </table:table-cell>
          <table:table-cell office:value-type="float" office:value="0.02717424" calcext:value-type="float">
            <text:p>0.02717424</text:p>
          </table:table-cell>
        </table:table-row>
        <table:table-row table:style-name="ro1">
          <table:table-cell/>
          <table:table-cell office:value-type="float" office:value="27.5" calcext:value-type="float">
            <text:p>27.5</text:p>
          </table:table-cell>
          <table:table-cell office:value-type="float" office:value="1.16" calcext:value-type="float">
            <text:p>1.16</text:p>
          </table:table-cell>
          <table:table-cell office:value-type="float" office:value="1.4" calcext:value-type="float">
            <text:p>1.4</text:p>
          </table:table-cell>
          <table:table-cell table:formula="of:=[.B42]*1000000" office:value-type="float" office:value="27500000" calcext:value-type="float">
            <text:p>27500000</text:p>
          </table:table-cell>
          <table:table-cell table:formula="of:=[.C42]/1000" office:value-type="float" office:value="0.00116" calcext:value-type="float">
            <text:p>0.00116</text:p>
          </table:table-cell>
          <table:table-cell table:formula="of:=[.D42]/1000" office:value-type="float" office:value="0.0014" calcext:value-type="float">
            <text:p>0.0014</text:p>
          </table:table-cell>
          <table:table-cell/>
          <table:table-cell table:formula="of:=[.J42]/1000000" office:value-type="float" office:value="35" calcext:value-type="float">
            <text:p>35</text:p>
          </table:table-cell>
          <table:table-cell office:value-type="string" calcext:value-type="string">
            <text:p>3.5e7</text:p>
          </table:table-cell>
          <table:table-cell office:value-type="float" office:value="0.02593834" calcext:value-type="float">
            <text:p>0.0259383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05" calcext:value-type="float">
            <text:p>1.05</text:p>
          </table:table-cell>
          <table:table-cell office:value-type="float" office:value="1.31" calcext:value-type="float">
            <text:p>1.31</text:p>
          </table:table-cell>
          <table:table-cell table:formula="of:=[.B43]*1000000" office:value-type="float" office:value="28000000" calcext:value-type="float">
            <text:p>28000000</text:p>
          </table:table-cell>
          <table:table-cell table:formula="of:=[.C43]/1000" office:value-type="float" office:value="0.00105" calcext:value-type="float">
            <text:p>0.00105</text:p>
          </table:table-cell>
          <table:table-cell table:formula="of:=[.D43]/1000" office:value-type="float" office:value="0.00131" calcext:value-type="float">
            <text:p>0.00131</text:p>
          </table:table-cell>
          <table:table-cell/>
          <table:table-cell table:formula="of:=[.J43]/1000000" office:value-type="float" office:value="36" calcext:value-type="float">
            <text:p>36</text:p>
          </table:table-cell>
          <table:table-cell office:value-type="string" calcext:value-type="string">
            <text:p>3.6e7</text:p>
          </table:table-cell>
          <table:table-cell office:value-type="float" office:value="0.02481042" calcext:value-type="float">
            <text:p>0.02481042</text:p>
          </table:table-cell>
        </table:table-row>
        <table:table-row table:style-name="ro1">
          <table:table-cell/>
          <table:table-cell office:value-type="float" office:value="28.5" calcext:value-type="float">
            <text:p>28.5</text:p>
          </table:table-cell>
          <table:table-cell office:value-type="float" office:value="0.961" calcext:value-type="float">
            <text:p>0.961</text:p>
          </table:table-cell>
          <table:table-cell office:value-type="float" office:value="1.21" calcext:value-type="float">
            <text:p>1.21</text:p>
          </table:table-cell>
          <table:table-cell table:formula="of:=[.B44]*1000000" office:value-type="float" office:value="28500000" calcext:value-type="float">
            <text:p>28500000</text:p>
          </table:table-cell>
          <table:table-cell table:formula="of:=[.C44]/1000" office:value-type="float" office:value="0.000961" calcext:value-type="float">
            <text:p>0.000961</text:p>
          </table:table-cell>
          <table:table-cell table:formula="of:=[.D44]/1000" office:value-type="float" office:value="0.00121" calcext:value-type="float">
            <text:p>0.00121</text:p>
          </table:table-cell>
          <table:table-cell/>
          <table:table-cell table:formula="of:=[.J44]/1000000" office:value-type="float" office:value="37" calcext:value-type="float">
            <text:p>37</text:p>
          </table:table-cell>
          <table:table-cell office:value-type="string" calcext:value-type="string">
            <text:p>3.7e7</text:p>
          </table:table-cell>
          <table:table-cell office:value-type="float" office:value="0.02377348" calcext:value-type="float">
            <text:p>0.0237734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874" calcext:value-type="float">
            <text:p>0.874</text:p>
          </table:table-cell>
          <table:table-cell office:value-type="float" office:value="1.15" calcext:value-type="float">
            <text:p>1.15</text:p>
          </table:table-cell>
          <table:table-cell table:formula="of:=[.B45]*1000000" office:value-type="float" office:value="29000000" calcext:value-type="float">
            <text:p>29000000</text:p>
          </table:table-cell>
          <table:table-cell table:formula="of:=[.C45]/1000" office:value-type="float" office:value="0.000874" calcext:value-type="float">
            <text:p>0.000874</text:p>
          </table:table-cell>
          <table:table-cell table:formula="of:=[.D45]/1000" office:value-type="float" office:value="0.00115" calcext:value-type="float">
            <text:p>0.00115</text:p>
          </table:table-cell>
          <table:table-cell/>
          <table:table-cell table:formula="of:=[.J45]/1000000" office:value-type="float" office:value="38" calcext:value-type="float">
            <text:p>38</text:p>
          </table:table-cell>
          <table:table-cell office:value-type="string" calcext:value-type="string">
            <text:p>3.8e7</text:p>
          </table:table-cell>
          <table:table-cell office:value-type="float" office:value="0.02281754" calcext:value-type="float">
            <text:p>0.02281754</text:p>
          </table:table-cell>
        </table:table-row>
        <table:table-row table:style-name="ro1">
          <table:table-cell/>
          <table:table-cell office:value-type="float" office:value="29.5" calcext:value-type="float">
            <text:p>29.5</text:p>
          </table:table-cell>
          <table:table-cell office:value-type="float" office:value="0.803" calcext:value-type="float">
            <text:p>0.803</text:p>
          </table:table-cell>
          <table:table-cell office:value-type="float" office:value="1.07" calcext:value-type="float">
            <text:p>1.07</text:p>
          </table:table-cell>
          <table:table-cell table:formula="of:=[.B46]*1000000" office:value-type="float" office:value="29500000" calcext:value-type="float">
            <text:p>29500000</text:p>
          </table:table-cell>
          <table:table-cell table:formula="of:=[.C46]/1000" office:value-type="float" office:value="0.000803" calcext:value-type="float">
            <text:p>0.000803</text:p>
          </table:table-cell>
          <table:table-cell table:formula="of:=[.D46]/1000" office:value-type="float" office:value="0.00107" calcext:value-type="float">
            <text:p>0.00107</text:p>
          </table:table-cell>
          <table:table-cell/>
          <table:table-cell table:formula="of:=[.J46]/1000000" office:value-type="float" office:value="39" calcext:value-type="float">
            <text:p>39</text:p>
          </table:table-cell>
          <table:table-cell office:value-type="string" calcext:value-type="string">
            <text:p>3.9e7</text:p>
          </table:table-cell>
          <table:table-cell office:value-type="float" office:value="0.02193159" calcext:value-type="float">
            <text:p>0.0219315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45" calcext:value-type="float">
            <text:p>0.745</text:p>
          </table:table-cell>
          <table:table-cell office:value-type="float" office:value="1.01" calcext:value-type="float">
            <text:p>1.01</text:p>
          </table:table-cell>
          <table:table-cell table:formula="of:=[.B47]*1000000" office:value-type="float" office:value="30000000" calcext:value-type="float">
            <text:p>30000000</text:p>
          </table:table-cell>
          <table:table-cell table:formula="of:=[.C47]/1000" office:value-type="float" office:value="0.000745" calcext:value-type="float">
            <text:p>0.000745</text:p>
          </table:table-cell>
          <table:table-cell table:formula="of:=[.D47]/1000" office:value-type="float" office:value="0.00101" calcext:value-type="float">
            <text:p>0.00101</text:p>
          </table:table-cell>
          <table:table-cell/>
          <table:table-cell table:formula="of:=[.J47]/1000000" office:value-type="float" office:value="40" calcext:value-type="float">
            <text:p>40</text:p>
          </table:table-cell>
          <table:table-cell office:value-type="string" calcext:value-type="string">
            <text:p>4e7</text:p>
          </table:table-cell>
          <table:table-cell office:value-type="float" office:value="0.02110763" calcext:value-type="float">
            <text:p>0.02110763</text:p>
          </table:table-cell>
        </table:table-row>
        <table:table-row table:style-name="ro1">
          <table:table-cell table:number-columns-repeated="8"/>
          <table:table-cell table:formula="of:=[.J48]/1000000" office:value-type="float" office:value="42" calcext:value-type="float">
            <text:p>42</text:p>
          </table:table-cell>
          <table:table-cell office:value-type="string" calcext:value-type="string">
            <text:p>4.2e7</text:p>
          </table:table-cell>
          <table:table-cell office:value-type="float" office:value="0.0196187" calcext:value-type="float">
            <text:p>0.0196187</text:p>
          </table:table-cell>
        </table:table-row>
        <table:table-row table:style-name="ro1">
          <table:table-cell table:number-columns-repeated="8"/>
          <table:table-cell table:formula="of:=[.J49]/1000000" office:value-type="float" office:value="44" calcext:value-type="float">
            <text:p>44</text:p>
          </table:table-cell>
          <table:table-cell office:value-type="string" calcext:value-type="string">
            <text:p>4.4e7</text:p>
          </table:table-cell>
          <table:table-cell office:value-type="float" office:value="0.01830675" calcext:value-type="float">
            <text:p>0.01830675</text:p>
          </table:table-cell>
        </table:table-row>
        <table:table-row table:style-name="ro1">
          <table:table-cell table:number-columns-repeated="8"/>
          <table:table-cell table:formula="of:=[.J50]/1000000" office:value-type="float" office:value="46" calcext:value-type="float">
            <text:p>46</text:p>
          </table:table-cell>
          <table:table-cell office:value-type="string" calcext:value-type="string">
            <text:p>4.6e7</text:p>
          </table:table-cell>
          <table:table-cell office:value-type="float" office:value="0.01713979" calcext:value-type="float">
            <text:p>0.01713979</text:p>
          </table:table-cell>
        </table:table-row>
        <table:table-row table:style-name="ro1">
          <table:table-cell table:number-columns-repeated="8"/>
          <table:table-cell table:formula="of:=[.J51]/1000000" office:value-type="float" office:value="48" calcext:value-type="float">
            <text:p>48</text:p>
          </table:table-cell>
          <table:table-cell office:value-type="string" calcext:value-type="string">
            <text:p>4.8e7</text:p>
          </table:table-cell>
          <table:table-cell office:value-type="float" office:value="0.01609283" calcext:value-type="float">
            <text:p>0.01609283</text:p>
          </table:table-cell>
        </table:table-row>
        <table:table-row table:style-name="ro1">
          <table:table-cell table:number-columns-repeated="8"/>
          <table:table-cell table:formula="of:=[.J52]/1000000" office:value-type="float" office:value="50" calcext:value-type="float">
            <text:p>50</text:p>
          </table:table-cell>
          <table:table-cell office:value-type="string" calcext:value-type="string">
            <text:p>5e7</text:p>
          </table:table-cell>
          <table:table-cell office:value-type="float" office:value="0.01532985" calcext:value-type="float">
            <text:p>0.01532985</text:p>
          </table:table-cell>
        </table:table-row>
        <table:table-row table:style-name="ro1">
          <table:table-cell table:number-columns-repeated="8"/>
          <table:table-cell table:formula="of:=[.J53]/1000000" office:value-type="float" office:value="52" calcext:value-type="float">
            <text:p>52</text:p>
          </table:table-cell>
          <table:table-cell office:value-type="string" calcext:value-type="string">
            <text:p>5.2e7</text:p>
          </table:table-cell>
          <table:table-cell office:value-type="float" office:value="0.01476987" calcext:value-type="float">
            <text:p>0.01476987</text:p>
          </table:table-cell>
        </table:table-row>
        <table:table-row table:style-name="ro1">
          <table:table-cell table:number-columns-repeated="8"/>
          <table:table-cell table:formula="of:=[.J54]/1000000" office:value-type="float" office:value="54" calcext:value-type="float">
            <text:p>54</text:p>
          </table:table-cell>
          <table:table-cell office:value-type="string" calcext:value-type="string">
            <text:p>5.4e7</text:p>
          </table:table-cell>
          <table:table-cell office:value-type="float" office:value="0.01428588" calcext:value-type="float">
            <text:p>0.01428588</text:p>
          </table:table-cell>
        </table:table-row>
        <table:table-row table:style-name="ro1">
          <table:table-cell table:number-columns-repeated="8"/>
          <table:table-cell table:formula="of:=[.J55]/1000000" office:value-type="float" office:value="56" calcext:value-type="float">
            <text:p>56</text:p>
          </table:table-cell>
          <table:table-cell office:value-type="string" calcext:value-type="string">
            <text:p>5.6e7</text:p>
          </table:table-cell>
          <table:table-cell office:value-type="float" office:value="0.0138619" calcext:value-type="float">
            <text:p>0.0138619</text:p>
          </table:table-cell>
        </table:table-row>
        <table:table-row table:style-name="ro1">
          <table:table-cell table:number-columns-repeated="8"/>
          <table:table-cell table:formula="of:=[.J56]/1000000" office:value-type="float" office:value="58" calcext:value-type="float">
            <text:p>58</text:p>
          </table:table-cell>
          <table:table-cell office:value-type="string" calcext:value-type="string">
            <text:p>5.8e7</text:p>
          </table:table-cell>
          <table:table-cell office:value-type="float" office:value="0.01348591" calcext:value-type="float">
            <text:p>0.01348591</text:p>
          </table:table-cell>
        </table:table-row>
        <table:table-row table:style-name="ro1">
          <table:table-cell table:number-columns-repeated="8"/>
          <table:table-cell table:formula="of:=[.J57]/1000000" office:value-type="float" office:value="60" calcext:value-type="float">
            <text:p>60</text:p>
          </table:table-cell>
          <table:table-cell office:value-type="string" calcext:value-type="string">
            <text:p>6e7</text:p>
          </table:table-cell>
          <table:table-cell office:value-type="float" office:value="0.01314892" calcext:value-type="float">
            <text:p>0.01314892</text:p>
          </table:table-cell>
        </table:table-row>
        <table:table-row table:style-name="ro1">
          <table:table-cell table:number-columns-repeated="8"/>
          <table:table-cell table:formula="of:=[.J58]/1000000" office:value-type="float" office:value="62" calcext:value-type="float">
            <text:p>62</text:p>
          </table:table-cell>
          <table:table-cell office:value-type="string" calcext:value-type="string">
            <text:p>6.2e7</text:p>
          </table:table-cell>
          <table:table-cell office:value-type="float" office:value="0.01284292" calcext:value-type="float">
            <text:p>0.01284292</text:p>
          </table:table-cell>
        </table:table-row>
        <table:table-row table:style-name="ro1">
          <table:table-cell table:number-columns-repeated="8"/>
          <table:table-cell table:formula="of:=[.J59]/1000000" office:value-type="float" office:value="64" calcext:value-type="float">
            <text:p>64</text:p>
          </table:table-cell>
          <table:table-cell office:value-type="string" calcext:value-type="string">
            <text:p>6.4e7</text:p>
          </table:table-cell>
          <table:table-cell office:value-type="float" office:value="0.01256193" calcext:value-type="float">
            <text:p>0.01256193</text:p>
          </table:table-cell>
        </table:table-row>
        <table:table-row table:style-name="ro1">
          <table:table-cell table:number-columns-repeated="8"/>
          <table:table-cell table:formula="of:=[.J60]/1000000" office:value-type="float" office:value="66" calcext:value-type="float">
            <text:p>66</text:p>
          </table:table-cell>
          <table:table-cell office:value-type="string" calcext:value-type="string">
            <text:p>6.6e7</text:p>
          </table:table-cell>
          <table:table-cell office:value-type="float" office:value="0.01230094" calcext:value-type="float">
            <text:p>0.01230094</text:p>
          </table:table-cell>
        </table:table-row>
        <table:table-row table:style-name="ro1">
          <table:table-cell table:number-columns-repeated="8"/>
          <table:table-cell table:formula="of:=[.J61]/1000000" office:value-type="float" office:value="68" calcext:value-type="float">
            <text:p>68</text:p>
          </table:table-cell>
          <table:table-cell office:value-type="string" calcext:value-type="string">
            <text:p>6.8e7</text:p>
          </table:table-cell>
          <table:table-cell office:value-type="float" office:value="0.01205694" calcext:value-type="float">
            <text:p>0.01205694</text:p>
          </table:table-cell>
        </table:table-row>
        <table:table-row table:style-name="ro1">
          <table:table-cell table:number-columns-repeated="8"/>
          <table:table-cell table:formula="of:=[.J62]/1000000" office:value-type="float" office:value="70" calcext:value-type="float">
            <text:p>70</text:p>
          </table:table-cell>
          <table:table-cell office:value-type="string" calcext:value-type="string">
            <text:p>7e7</text:p>
          </table:table-cell>
          <table:table-cell office:value-type="float" office:value="0.01182695" calcext:value-type="float">
            <text:p>0.01182695</text:p>
          </table:table-cell>
        </table:table-row>
        <table:table-row table:style-name="ro1">
          <table:table-cell table:number-columns-repeated="8"/>
          <table:table-cell table:formula="of:=[.J63]/1000000" office:value-type="float" office:value="75" calcext:value-type="float">
            <text:p>75</text:p>
          </table:table-cell>
          <table:table-cell office:value-type="string" calcext:value-type="string">
            <text:p>7.5e7</text:p>
          </table:table-cell>
          <table:table-cell office:value-type="float" office:value="0.01129496" calcext:value-type="float">
            <text:p>0.01129496</text:p>
          </table:table-cell>
        </table:table-row>
        <table:table-row table:style-name="ro1">
          <table:table-cell table:number-columns-repeated="8"/>
          <table:table-cell table:formula="of:=[.J64]/1000000" office:value-type="float" office:value="80" calcext:value-type="float">
            <text:p>80</text:p>
          </table:table-cell>
          <table:table-cell office:value-type="string" calcext:value-type="string">
            <text:p>8e7</text:p>
          </table:table-cell>
          <table:table-cell office:value-type="float" office:value="0.01080596" calcext:value-type="float">
            <text:p>0.01080596</text:p>
          </table:table-cell>
        </table:table-row>
        <table:table-row table:style-name="ro1">
          <table:table-cell table:number-columns-repeated="8"/>
          <table:table-cell table:formula="of:=[.J65]/1000000" office:value-type="float" office:value="85" calcext:value-type="float">
            <text:p>85</text:p>
          </table:table-cell>
          <table:table-cell office:value-type="string" calcext:value-type="string">
            <text:p>8.5e7</text:p>
          </table:table-cell>
          <table:table-cell office:value-type="float" office:value="0.01034297" calcext:value-type="float">
            <text:p>0.01034297</text:p>
          </table:table-cell>
        </table:table-row>
        <table:table-row table:style-name="ro1">
          <table:table-cell table:number-columns-repeated="8"/>
          <table:table-cell table:formula="of:=[.J66]/1000000" office:value-type="float" office:value="90" calcext:value-type="float">
            <text:p>90</text:p>
          </table:table-cell>
          <table:table-cell office:value-type="string" calcext:value-type="string">
            <text:p>9e7</text:p>
          </table:table-cell>
          <table:table-cell office:value-type="float" office:value="0.009899274" calcext:value-type="float">
            <text:p>0.009899274</text:p>
          </table:table-cell>
        </table:table-row>
        <table:table-row table:style-name="ro1">
          <table:table-cell table:number-columns-repeated="8"/>
          <table:table-cell table:formula="of:=[.J67]/1000000" office:value-type="float" office:value="95" calcext:value-type="float">
            <text:p>95</text:p>
          </table:table-cell>
          <table:table-cell office:value-type="string" calcext:value-type="string">
            <text:p>9.5e7</text:p>
          </table:table-cell>
          <table:table-cell office:value-type="float" office:value="0.009468977" calcext:value-type="float">
            <text:p>0.009468977</text:p>
          </table:table-cell>
        </table:table-row>
        <table:table-row table:style-name="ro1">
          <table:table-cell table:number-columns-repeated="8"/>
          <table:table-cell table:formula="of:=[.J68]/1000000" office:value-type="float" office:value="100" calcext:value-type="float">
            <text:p>100</text:p>
          </table:table-cell>
          <table:table-cell office:value-type="string" calcext:value-type="string">
            <text:p>1e8</text:p>
          </table:table-cell>
          <table:table-cell office:value-type="float" office:value="0.009050881" calcext:value-type="float">
            <text:p>0.009050881</text:p>
          </table:table-cell>
        </table:table-row>
        <table:table-row table:style-name="ro1">
          <table:table-cell table:number-columns-repeated="8"/>
          <table:table-cell table:formula="of:=[.J69]/1000000" office:value-type="float" office:value="110" calcext:value-type="float">
            <text:p>110</text:p>
          </table:table-cell>
          <table:table-cell office:value-type="string" calcext:value-type="string">
            <text:p>1.1e8</text:p>
          </table:table-cell>
          <table:table-cell office:value-type="float" office:value="0.008254086" calcext:value-type="float">
            <text:p>0.008254086</text:p>
          </table:table-cell>
        </table:table-row>
        <table:table-row table:style-name="ro1">
          <table:table-cell table:number-columns-repeated="8"/>
          <table:table-cell table:formula="of:=[.J70]/1000000" office:value-type="float" office:value="120" calcext:value-type="float">
            <text:p>120</text:p>
          </table:table-cell>
          <table:table-cell office:value-type="string" calcext:value-type="string">
            <text:p>1.2e8</text:p>
          </table:table-cell>
          <table:table-cell office:value-type="float" office:value="0.007523689" calcext:value-type="float">
            <text:p>0.007523689</text:p>
          </table:table-cell>
        </table:table-row>
        <table:table-row table:style-name="ro1">
          <table:table-cell table:number-columns-repeated="8"/>
          <table:table-cell table:formula="of:=[.J71]/1000000" office:value-type="float" office:value="130" calcext:value-type="float">
            <text:p>130</text:p>
          </table:table-cell>
          <table:table-cell office:value-type="string" calcext:value-type="string">
            <text:p>1.3e8</text:p>
          </table:table-cell>
          <table:table-cell office:value-type="float" office:value="0.006883392" calcext:value-type="float">
            <text:p>0.006883392</text:p>
          </table:table-cell>
        </table:table-row>
        <table:table-row table:style-name="ro1">
          <table:table-cell table:number-columns-repeated="8"/>
          <table:table-cell table:formula="of:=[.J72]/1000000" office:value-type="float" office:value="140" calcext:value-type="float">
            <text:p>140</text:p>
          </table:table-cell>
          <table:table-cell office:value-type="string" calcext:value-type="string">
            <text:p>1.4e8</text:p>
          </table:table-cell>
          <table:table-cell office:value-type="float" office:value="0.006360394" calcext:value-type="float">
            <text:p>0.006360394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 table:number-rows-repeated="3">
          <table:table-cell table:number-columns-repeated="7"/>
          <table:table-cell table:style-name="Default"/>
        </table:table-row>
        <table:table-row table:style-name="ro1" table:number-rows-repeated="6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7">00/00/0000</text:date>, <text:time style:data-style-name="N2" text:time-value="17:06:03.545867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00:38:20.519420291</meta:creation-date>
    <dc:date>2022-02-07T13:15:33.491834025</dc:date>
    <meta:editing-duration>PT20H29M12S</meta:editing-duration>
    <meta:editing-cycles>6</meta:editing-cycles>
    <meta:generator>LibreOffice/5.3.6.1$Linux_X86_64 LibreOffice_project/30$Build-1</meta:generator>
    <meta:document-statistic meta:table-count="3" meta:cell-count="478" meta:object-count="0"/>
  </office:meta>
</office:document-meta>
</file>